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ef7" officeooo:paragraph-rsid="0015bef7"/>
    </style:style>
    <style:style style:name="P2" style:family="paragraph" style:parent-style-name="Standard">
      <style:text-properties officeooo:rsid="0015bef7" officeooo:paragraph-rsid="00162cc4"/>
    </style:style>
    <style:style style:name="T1" style:family="text">
      <style:text-properties officeooo:rsid="00162cc4"/>
    </style:style>
    <style:style style:name="T2" style:family="text">
      <style:text-properties officeooo:rsid="0017f6ee"/>
    </style:style>
    <style:style style:name="T3" style:family="text">
      <style:text-properties officeooo:rsid="00182a0e"/>
    </style:style>
    <style:style style:name="T4" style:family="text">
      <style:text-properties officeooo:rsid="0018d4f4"/>
    </style:style>
    <style:style style:name="T5" style:family="text">
      <style:text-properties officeooo:rsid="00198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One</text:p>
      <text:p text:style-name="P1"/>
      <text:p text:style-name="P1"><text:tab/>My name is Rowan and I’m the KGB. <text:s/>I am lost in the back roads of Minnesota. <text:s/>I’m making this recording today because I’ve noticed strange road signs along highway 42. <text:s/>I’m going to grab a burger at axis 3 drop off 4. <text:s/>I’m suppose to go to drop off 5 but I need to make sure the government isn’t hiding at drop off 4. <text:s/>I’ll document more of my findings once I leave the undisclosed location.</text:p>
      <text:p text:style-name="P1"><text:tab/>Rowan stomped on the brake pedal to make a hard right turn into the small town of Copperhead, Minnesota. <text:s/>He broke protocol by speeding and left tire marks along the curved <text:span text:style-name="T1">off-ramp. <text:s/>The KGB’s car tires leave a special marking only they can identify.</text:span></text:p>
      <text:p text:style-name="P2"><text:span text:style-name="T1"><text:tab/>The fog didn’t help matters much but he was able to make out Broadway in the distance with his high beams and their dim street lights. <text:s/>He drove over a bridge with a </text:span><text:span text:style-name="T2">roaring </text:span><text:span text:style-name="T1">river under it and noticed </text:span><text:span text:style-name="T2">the water was splashing on the bridge. <text:s/>The water seemed to have a whiter tint to it and he had never seen anything like it before.</text:span></text:p>
      <text:p text:style-name="P2"/>
      <text:p text:style-name="P2"/>
      <text:p text:style-name="P2"/>
      <text:p text:style-name="P2"/>
      <text:p text:style-name="P2"/>
      <text:p text:style-name="P2">- <text:span text:style-name="T2">Rowan’s trunk wouldn’t open so he could get his special KGB gear so the only idea he could come up with was to steal a car and ram into the trunk to open it because he didn’t have his lock pick on him (it was in the trunk). <text:s/></text:span><text:span text:style-name="T3">Steal a running car at a gas station (at a pump) because he doesn’t have his lock pick </text:span><text:span text:style-name="T4">(Thanks for the gas asshole as he drove away)</text:span><text:span text:style-name="T3">. <text:s/></text:span><text:span text:style-name="T5">He rammed that piece of shit minivan into the back of that trunk until it popped open.</text:span></text:p>
      <text:p text:style-name="P2">- <text:span text:style-name="T2">The cult may be the KKK.</text:span></text:p>
      <text:p text:style-name="P2"><text:span text:style-name="T1">- The chef said we get our meat from the local butcher. <text:s/>If you meet Danny, just give him a secret handshake and he will give you a first time buyer discount. <text:s/>It’s something the town knows about and it only works once. <text:s/>If you try it at any other store it wont wor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21:31:26.195000000</meta:creation-date>
    <dc:date>2024-06-07T22:26:16.892000000</dc:date>
    <meta:editing-duration>PT6M11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7" meta:word-count="342" meta:character-count="1729" meta:non-whitespace-character-count="1377"/>
  </office:meta>
</office:document-meta>
</file>